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ZIPPER</text:span></text:p>
      <text:p text:style-name="Text_20_body">Create pure lighting excitement with the ADJ Zipper, an ideal lighting effect for any mobile entertainer, small nightclub, bar our lounge and for Bowling and entertainment centers.</text:p>
      <text:p text:style-name="Standard"/>
      <text:p text:style-name="Standard"/>
      <text:p text:style-name="Text_20_body">Create pure lighting excitement with the ADJ Zipper, an ideal lighting effect for any mobile entertainer, small nightclub, bar our lounge and for Bowling and entertainment centers. This fixture features four barrel mirrors, 8-Watt LEDs and 16 exciting built-in lightshows, all in a compact fixture. The red, green, blue and white beams swivel back and forth and create multiple beams that cover a wide area.<text:line-break/>The Zipper is easy to use with a variety of options to operate. User may run the Zipper in Sound Active mode where the light will move to the sound of music, DMX control or internal show mode with 16 built-in lightshows.</text:p>
      <text:p text:style-name="Text_20_body"><text:span text:style-name="Strong_20_Emphasis">Specification</text:span></text:p>
      <text:list xml:id="list8190707014852979462" text:style-name="L1">
        <text:list-item>
          <text:p text:style-name="P2">4-head DMX Barrel Mirrored Scanner </text:p>
        </text:list-item>
        <text:list-item>
          <text:p text:style-name="P2">4x 8-Watt LED: 1 x Red, 1x Green, 1 x Blue, &amp; 1 x White </text:p>
        </text:list-item>
        <text:list-item>
          <text:p text:style-name="P2">3 Operational modes: DMX, Sound Active &amp; Internal Show control modes </text:p>
        </text:list-item>
        <text:list-item>
          <text:p text:style-name="P2">3 DMX Modes: 1/3/11 Channels </text:p>
        </text:list-item>
        <text:list-item>
          <text:p text:style-name="P2">16 built-in shows </text:p>
        </text:list-item>
        <text:list-item>
          <text:p text:style-name="P2">Swivel mirror movement </text:p>
        </text:list-item>
        <text:list-item>
          <text:p text:style-name="P2">4 button DMX digital display on rear panel </text:p>
        </text:list-item>
        <text:list-item>
          <text:p text:style-name="P2">Stepper motors with micro stepping </text:p>
        </text:list-item>
        <text:list-item>
          <text:p text:style-name="P2">5 selectable Dim Curves (Standard, Stage, TV, Architectural &amp; Theatre) </text:p>
        </text:list-item>
        <text:list-item>
          <text:p text:style-name="P2">Shutter: Pulse effect; random strobe slow to fast </text:p>
        </text:list-item>
        <text:list-item>
          <text:p text:style-name="P2">Dimming: 0% - 100% </text:p>
        </text:list-item>
        <text:list-item>
          <text:p text:style-name="P2">Display Inversion Mode </text:p>
        </text:list-item>
        <text:list-item>
          <text:p text:style-name="P2">IEC AC IN/OUT on rear to daisy chain power (up to 10 @ 120V and 18 @ 230V ) </text:p>
        </text:list-item>
        <text:list-item>
          <text:p text:style-name="P2">Hanging Yoke + safety hook included </text:p>
        </text:list-item>
        <text:list-item>
          <text:p text:style-name="P2">Optional IR wireless remote control: Stand by, Strobe, Sound Active On/Off, Show Modes  (ADJ UC IR Not Included) </text:p>
        </text:list-item>
        <text:list-item>
          <text:p text:style-name="P2">Power consumption: 66W (Full-On) </text:p>
        </text:list-item>
        <text:list-item>
          <text:p text:style-name="P2">Multi-voltage Operation: AC 100 - 240V, 50/60Hz </text:p>
        </text:list-item>
        <text:list-item>
          <text:p text:style-name="P2">LED Source:  4 x 8W LED source (Rated at approximately 50,000 hrs) </text:p>
        </text:list-item>
        <text:list-item>
          <text:p text:style-name="P2">Dimensions (LxWxH): 18.75” x  9.75” x 5.25” / 479 x 247 x 132mm </text:p>
        </text:list-item>
        <text:list-item>
          <text:p text:style-name="P1">Weight: 13 lbs. / 6 kg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S</meta:editing-duration>
    <meta:editing-cycles>3</meta:editing-cycles>
    <meta:generator>OpenOffice/4.1.1$Win32 OpenOffice.org_project/411m6$Build-9775</meta:generator>
    <dc:date>2018-02-19T19:18:37.93</dc:date>
    <meta:document-statistic meta:table-count="0" meta:image-count="0" meta:object-count="0" meta:page-count="1" meta:paragraph-count="24" meta:word-count="321" meta:character-count="1780"/>
    <dc:creator>Marti </dc:creator>
    <meta:user-defined meta:name="Info 1"/>
    <meta:user-defined meta:name="Info 2"/>
    <meta:user-defined meta:name="Info 3"/>
    <meta:user-defined meta:name="Info 4"/>
  </office:meta>
</office:document-meta>
</file>